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 style:writing-mode="lr-tb"/>
      <style:text-properties style:font-name="Lato" fo:font-size="25pt" style:font-size-asian="25pt" style:font-size-complex="25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ato" fo:font-size="50pt" style:font-size-asian="50pt" style:font-size-complex="50pt"/>
    </style:style>
    <style:style style:name="P7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ato" fo:font-size="25pt" style:font-size-asian="25pt" style:font-size-complex="25pt"/>
    </style:style>
    <style:style style:name="T2" style:family="text">
      <style:text-properties fo:color="#ffffff" loext:opacity="100%" style:font-name="Lato" fo:font-size="50pt" style:font-size-asian="50pt" style:font-size-complex="50pt"/>
    </style:style>
    <style:style style:name="T3" style:family="text">
      <style:text-properties style:font-name="Lat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75cm" svg:height="3.781cm" svg:x="1.905cm" svg:y="7.62cm">
          <draw:text-box>
            <text:p text:style-name="P5"><text:span text:style-name="T2">Week 06</text:span></text:p>
            <text:p><text:span text:style-name="T2">Sorting Algorithms I <text:s/></text:span></text:p>
          </draw:text-box>
        </draw:frame>
        <draw:custom-shape draw:style-name="gr5" draw:text-style-name="P1" draw:layer="layout" svg:width="8.788cm" svg:height="2.616cm" svg:x="10.897cm" svg:y="13.132cm">
          <text:p text:style-name="P7"><text:span text:style-name="T3">Mikhail Masyagin</text:span></text:p>
          <text:p text:style-name="P7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11-02T12:36:15.751989910</dc:date>
    <meta:editing-duration>PT11M56S</meta:editing-duration>
    <meta:editing-cycles>4</meta:editing-cycles>
    <meta:generator>LibreOffice/7.3.7.2$Linux_X86_64 LibreOffice_project/30$Build-2</meta:generator>
    <meta:document-statistic meta:object-count="31"/>
  </office:meta>
</office:document-meta>
</file>